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text-underline-style="none" fo:background-color="transparent" style:font-size-asian="10pt" style:font-size-complex="10pt"/>
    </style:style>
    <style:style style:name="P2" style:family="paragraph" style:parent-style-name="Standard_20_1_7e_LT_7e_Gliederung_20_1">
      <style:text-properties style:font-name="Liberation Mono" fo:font-size="10pt" style:text-underline-style="none" fo:background-color="transparent" style:font-size-asian="10pt" style:font-size-complex="10pt"/>
    </style:style>
    <style:style style:name="P3" style:family="paragraph" style:parent-style-name="Standard_20_1_7e_LT_7e_Gliederung_20_1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style:font-size-asian="10pt" style:font-size-complex="10pt"/>
    </style:style>
    <style:style style:name="P4" style:family="paragraph" style:parent-style-name="Standard_20_2_7e_LT_7e_Gliederung_20_1">
      <style:text-properties style:font-name="Liberation Mono" fo:font-size="10pt" style:text-underline-style="none" fo:background-color="transparent" style:font-size-asian="10pt" style:font-size-complex="10pt"/>
    </style:style>
    <style:style style:name="P5" style:family="paragraph" style:parent-style-name="Standard_20_3_7e_LT_7e_Gliederung_20_1">
      <style:text-properties style:font-name="Liberation Mono" fo:font-size="10pt" style:text-underline-style="none" fo:background-color="transparent" style:font-size-asian="10pt" style:font-size-complex="10pt"/>
    </style:style>
    <style:style style:name="P6" style:family="paragraph" style:parent-style-name="Standard_20_3_7e_LT_7e_Gliederung_20_1">
      <style:paragraph-properties fo:margin-left="0cm" fo:margin-right="0cm" fo:text-align="start" style:justify-single-word="false" fo:text-indent="0cm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officeooo:rsid="00212478"/>
    </style:style>
    <style:style style:name="T2" style:family="text">
      <style:text-properties fo:color="#000000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Mono1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Mono1" fo:font-size="25pt" fo:font-style="normal" fo:text-shadow="none" fo:font-weight="normal" style:letter-kerning="true" style:font-size-asian="25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12478" style:letter-kerning="true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fo:font-weight="normal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fo:font-weight="normal" officeooo:rsid="00212478" style:letter-kerning="true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fo:font-size="25pt" fo:font-style="normal" fo:text-shadow="none" fo:font-weight="normal" style:letter-kerning="true" style:font-size-asian="25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14" style:family="text">
      <style:text-properties fo:font-weight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párrafo siempre comienza en una nueva línea, y generalmente es un bloque de texto.</text:p>
      <text:p text:style-name="P1">Párrafos HTML</text:p>
      <text:p text:style-name="P1"/>
      <text:p text:style-name="P1">El elemento HTML p define un párrafo.</text:p>
      <text:p text:style-name="P1"/>
      <text:p text:style-name="P1">Un párrafo siempre comienza en una nueva línea, y los navegadores agregan automáticamente un espacio en blanco (un margen) antes y después de un párrafo.</text:p>
      <text:p text:style-name="P1"/>
      <text:p text:style-name="P1">Visualización HTML</text:p>
      <text:p text:style-name="P1"/>
      <text:p text:style-name="P1">No puede estar seguro de cómo se mostrará HTML.</text:p>
      <text:p text:style-name="P1"/>
      <text:p text:style-name="P1">Las pantallas grandes o pequeñas y las ventanas redimensionadas crearán resultados diferentes.</text:p>
      <text:p text:style-name="P1"/>
      <text:p text:style-name="P1">Con HTML, no puede cambiar la salida agregando espacios adicionales o líneas adicionales en su código HTML.</text:p>
      <text:p text:style-name="P1"/>
      <text:p text:style-name="P1">El navegador eliminará los espacios y líneas adicionales cuando se muestre la página:</text:p>
      <text:p text:style-name="P1"/>
      <text:p text:style-name="P1">No olvides la etiqueta final</text:p>
      <text:p text:style-name="P1"/>
      <text:p text:style-name="P1">La mayoría de los navegadores mostrarán HTML correctamente incluso si olvida la etiqueta final:</text:p>
      <text:p text:style-name="P1"/>
      <text:p text:style-name="P1">El ejemplo anterior funcionará en la mayoría de los navegadores, pero no confíe en él.</text:p>
      <text:p text:style-name="P1"/>
      <text:p text:style-name="P1">Nota: Dejar caer la etiqueta final puede producir resultados inesperados o errores.</text:p>
      <text:p text:style-name="P1">Saltos de línea HTML</text:p>
      <text:p text:style-name="P1"/>
      <text:p text:style-name="P1">El elemento HTML br define un salto de línea.</text:p>
      <text:p text:style-name="P1"/>
      <text:p text:style-name="P1">Use br si desea un salto de línea (una nueva línea) sin comenzar un nuevo párrafo:</text:p>
      <text:p text:style-name="P1"/>
      <text:p text:style-name="P1">La etiqueta br es una etiqueta vacía, lo que significa que no tiene etiqueta final.</text:p>
      <text:p text:style-name="P1">El problema del poema</text:p>
      <text:p text:style-name="P1"/>
      <text:p text:style-name="P1">Este poema se mostrará en una sola línea:</text:p>
      <text:p text:style-name="P1"/>
      <text:p text:style-name="P1">El elemento pre HTML</text:p>
      <text:p text:style-name="P1"/>
      <text:p text:style-name="P1">El elemento previo HTML define texto <text:span text:style-name="T1">formateado.</text:span></text:p>
      <text:p text:style-name="P1"/>
      <text:p text:style-name="P1">El texto dentro de un elemento previo se muestra en una fuente de ancho fijo (generalmente Courier), y conserva espacios y saltos de línea:</text:p>
      <text:p text:style-name="P1"/>
      <text:p text:style-name="P1"/>
      <text:p text:style-name="P1"/>
      <text:p text:style-name="P2"/>
      <text:p text:style-name="P3"><text:span text:style-name="T8">Tienen salto de </text:span><text:span text:style-name="T9">línea</text:span><text:span text:style-name="T8"> automático en la mayoría de los navegadores, por no desdecir todos.</text:span></text:p>
      <text:p text:style-name="P3"><text:span text:style-name="T8">Los navegadores muestran en contenido a pesar de no estar cerradas correctamente. </text:span></text:p>
      <text:p text:style-name="P3"><text:soft-page-break/><text:span text:style-name="T8">No respeta los espacios en blanco y el navegador no entendederá de saltos de línea. Los saltos de línea, los colocamos con otros métodos, o mejor dicho etiquetas. <text:s text:c="6"/></text:span></text:p>
      <text:p text:style-name="P4"><text:span text:style-name="T10">Produce un salto de línea </text:span><text:span text:style-name="T11">antes</text:span><text:span text:style-name="T10"> y después de este elemento, yo no lo uso mucho, pues con CSS podemos hacer, que los espaciados sean </text:span><text:span text:style-name="T11">más</text:span><text:span text:style-name="T10"> bonitos y yo solo uso uno, cuando es necesario, no me gusta escribir código espagueti. </text:span></text:p>
      <text:p text:style-name="P4"><text:span text:style-name="T10"/></text:p>
      <text:p text:style-name="P5"><text:span text:style-name="T10"/></text:p>
      <text:p text:style-name="P6"><text:span text:style-name="T8">Este elemento respeta los saltos de </text:span><text:span text:style-name="T9">línea </text:span><text:span text:style-name="T8">y así podemos escribir la estructura de un </text:span><text:span text:style-name="T9">monólogo</text:span><text:span text:style-name="T8">, poema o cual que genero literario que implique saltos de </text:span><text:span text:style-name="T9">línea</text:span><text:span text:style-name="T8"> constantes. Solo se usa de ser necesario. <text:s/></text:span></text:p>
      <text:p text:style-name="P1"><text:span text:style-name="T1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ítulo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intage_7e_LT_7e_Gliederung_20_1" style:display-name="Vintage~LT~Gliederung 1" style:family="paragraph" style:default-outline-level="">
      <style:paragraph-properties fo:margin-top="0cm" fo:margin-bottom="0.499cm" loext:contextual-spacing="false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top="0cm" fo:margin-bottom="0.3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top="0cm" fo:margin-bottom="0.3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top="0cm" fo:margin-bottom="0.198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3_7e_LT_7e_Gliederung_20_1" style:display-name="Standard 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Gliederung_20_2" style:display-name="Standard 3~LT~Gliederung 2" style:family="paragraph" style:parent-style-name="Standard_20_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3_7e_LT_7e_Gliederung_20_3" style:display-name="Standard 3~LT~Gliederung 3" style:family="paragraph" style:parent-style-name="Standard_20_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3_7e_LT_7e_Gliederung_20_4" style:display-name="Standard 3~LT~Gliederung 4" style:family="paragraph" style:parent-style-name="Standard_20_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5" style:display-name="Standard 3~LT~Gliederung 5" style:family="paragraph" style:parent-style-name="Standard_20_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6" style:display-name="Standard 3~LT~Gliederung 6" style:family="paragraph" style:parent-style-name="Standard_20_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7" style:display-name="Standard 3~LT~Gliederung 7" style:family="paragraph" style:parent-style-name="Standard_20_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8" style:display-name="Standard 3~LT~Gliederung 8" style:family="paragraph" style:parent-style-name="Standard_20_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9" style:display-name="Standard 3~LT~Gliederung 9" style:family="paragraph" style:parent-style-name="Standard_20_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Titel" style:display-name="Standard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Untertitel" style:display-name="Standard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Notizen" style:display-name="Standard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Hintergrundobjekte" style:display-name="Standard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3_7e_LT_7e_Hintergrund" style:display-name="Standard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5:04:56.386412274</meta:creation-date>
    <meta:generator>LibreOffice/6.0.7.3$Linux_X86_64 LibreOffice_project/00m0$Build-3</meta:generator>
    <dc:date>2020-05-11T18:44:30.186151593</dc:date>
    <meta:editing-duration>PT28M32S</meta:editing-duration>
    <meta:editing-cycles>3</meta:editing-cycles>
    <meta:document-statistic meta:table-count="0" meta:image-count="0" meta:object-count="0" meta:page-count="2" meta:paragraph-count="27" meta:word-count="369" meta:character-count="2194" meta:non-whitespace-character-count="1841"/>
  </office:meta>
</office:document-meta>
</file>